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Panton-Regular" svg:font-family="Panton-Regular, Helvetica, Arial, sans-serif"/>
    <style:font-face style:name="ProximaNova" svg:font-family="ProximaNova, 'Helvetica Neue', Helvetica, Arial, sans-serif"/>
    <style:font-face style:name="ProximaNovaRegular" svg:font-family="ProximaNovaRegular, sans-serif"/>
    <style:font-face style:name="verdana" svg:font-family="verdana, arial, helvetica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ProximaNovaRegular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 az a NEM (XEM)?</text:p>
      <text:p text:style-name="Standard"/>
      <text:p text:style-name="Standard">INTRO</text:p>
      <text:p text:style-name="Standard">Nem az öregebb kriptovaluták közé tartozik, pályafutását 2014-ben kezdte meg. </text:p>
      <text:p text:style-name="Standard">NEM „New Economy Movement” az alapoktól építette fel a platformját különös figyelmet fordítva a bővíthetőségre és sebességre. A kódot Java nyelven írták az alapoktól, tehát nem egy másik projekt leágazásaként jött létre.</text:p>
      <text:p text:style-name="Standard"/>
      <text:p text:style-name="Standard">Amíg sok más kriptovaluta kezdett el dolgozni azon, hogy nagy vállalatoknak segítsen, hogy beépítsék rendszereikbe a blokklánc technológiát, NEM sokkal előrébb tart és már működőképes terméke van amelyet használnak is.</text:p>
      <text:p text:style-name="Standard"/>
      <text:p text:style-name="Standard">Mi az a NEM?</text:p>
      <text:p text:style-name="Standard"/>
      <text:p text:style-name="Standard">NEM a világ első „Intelligens eszköz” blokklánca. A vállalkozások számára készített NEM egy olyan platform amely egyszerűsített módszert kínál a tranzakciós főkönyv fenntartására.</text:p>
      <text:p text:style-name="Standard"/>
      <text:p text:style-name="Standard">Hogy növeljék bővíthetőségüket és vonzóbbá váljanak a vásárlók számára, NEM teljesen újraírta a forráskódját C++-ban. „Catapult” névre keresztelt projekt segítségével a tranzakciók száma néhány százról 4000tranzakció/másodpercre nőtt. Ez a verzió jelenleg béta teszt alatt van, valamikor az év folyamán fogják közzétenni.</text:p>
      <text:p text:style-name="Standard"/>
      <text:p text:style-name="Standard"/>
      <text:p text:style-name="Standard">Intelligens eszköz rendszer (Smart Asset System)</text:p>
      <text:p text:style-name="Standard"/>
      <text:p text:style-name="Standard">Intelligens eszközök olyanok mint az Ethereum okos szerződések csak sokkal könnyebb létrehozni őket. Intelligens eszközöknek nincs annyi funkciója mint Ethereum okos szerződéseknek.</text:p>
      <text:p text:style-name="Standard"/>
      <text:p text:style-name="Standard">NEM egy olyan rendszerrel van felépítve amellyel testre szabható a blokklánc használata. Ezt nevezik Intelligens eszköz rendszernek. Ez a rendszer lehetővé teszi, hogy a blokklánc rendelésre szabható legyen. Ahelyett, hogy saját okos szerződést kellene írni az alapoktól, NEM közvetlen API hozzáférést biztosít egy tesztelt és biztonságos blokklánc funkció készlethez. Tehát ha a fejlesztők blokkláncra szeretnének applikációkat építeni, nem kell semmilyen speciális NEM szoftvert futtatni mivel minden NEM funkció elérhető API hívásokkal. Ez meglehetősen nagy rugalmasságot biztosít egy rendszer megtervezésénél és, hogy a különböző applikációk hogyan hasznosítják a NEM hálózatot.</text:p>
      <text:p text:style-name="Standard"/>
      <text:p text:style-name="Standard">Más okos szerződéses platformnál sok bővíthetőségi problémával néznek szembe. Nem erre a problémára azzal a megoldással állt elő, hogy az okos szerződéseknek nem kell a blokkláncon lefutniuk, hanem a blokkláncon kívül is lefuthat akár vállalati szervereken. Csak a tranzakciókat jegyzik fel a blokkláncra a NEM API segítségével.</text:p>
      <text:p text:style-name="P1"/>
      <text:p text:style-name="Standard">Proof-of-Importance</text:p>
      <text:p text:style-name="Standard">NEM-nek egy meglehetősen érdekes ??hírnéven alapuló blokklánc megegyezési algoritmusa van ezt hívják „Proof-of-Importance”(PoI) -nek. Bitcoin Proof of Work algoritmus használ. </text:p>
      <text:p text:style-name="Standard">Ez a rendszer azokat a hálózati csomópontokat (node) jutalmazza amelyek nagy számú XEM-et (NEM kriptovalutája) tartanak és azokat akik használják a kriptovalutát, utalásokkal. Azok a hálózati csomópontok akiknek ???magasabb??? a ???hírnevük többször tudnak tranzakciós díjat <text:s/>begyűjteni mint azoknak akiknek kisebb a hírnevük. A Node-ok hírneve idővel épül fel ahogy a XEM amit tárolnak „öregszik”. Tranzakciók bonyolítása ugyancsak növeli a hírnevet.</text:p>
      <text:p text:style-name="Standard"/>
      <text:p text:style-name="Standard">Mivel PoI esetében a hardver irreleváns, a hálózati csomópontok csaknem bármilyen számítógépen <text:soft-page-break/>futhatnak. Ezáltal megakadályozzák, hogy centralizált legyen a hálózat. Mivel időbeli elkötelezettséget is megkövetel a rendszer, ez megakadályozza a „gazdag gazdagabb” lesz hatást, amely a legtöbb PoS rendszerre igaz. </text:p>
      <text:p text:style-name="Standard"/>
      <text:p text:style-name="Standard">Összességében a PoI rendszer egyedi és ígéretesnek látszik, egy kiváló alternatívája a hagyományos megegyezési rendszerekne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EM begyűjtése (Harvesting)</text:p>
      <text:p text:style-name="Standard">PoI rendszerben új blokk generálásáért begyűjthetőek a tranzakciós díjak. Ahhoz, hogy valaki begyűjthesse az ilyen tranzakciós díjakat, félre kell rakni legalább 10,000 XEM-et a tárcájában és csatlakozni kell egy úgynevezett „supernode”-hoz. Néhány hétig tárolni kell a tárcában a XEM-et, hogy mennyi ideig az függ az összegtől is. Egy egyszer 15 XEM-et is be kell fizetni, hogy valaki elkezdhesse a begyűjtési folyamatot.</text:p>
      <text:p text:style-name="Standard"/>
      <text:p text:style-name="Standard"/>
      <text:p text:style-name="Standard">Nyilvános és Privát blokklánc</text:p>
      <text:p text:style-name="Standard"/>
      <text:p text:style-name="Standard">Nem installálható helyileg ha a vállalat teljesen privát blokkláncot szeretne. Nem szervereit használva kiépíthető egy saját hálózat a vállalat által kijelölt „megbízható” hálózati csomópontokból ezáltal biztosítva, hogy a tranzakciók és az adatok teljesen privátok maradjanak. Ebben az esetben NEM sebessége megtöbbszöröződik miközben megőrzi a blokklánc által nyújtott előnyöket.</text:p>
      <text:p text:style-name="Text_20_body"><text:span text:style-name="T1"/></text:p>
      <text:p text:style-name="Standard">Ha valaki szeretne Ethereum okos szerződéseket használni mindenképpen meg kell tanulnia a Solidiy programozási nyelvet, amely Ethereum saját programozási nyelve. Nem arra fókuszált, hogy az integráció meglehetősen könnyen menjen a fejlesztőknek, ezért használhatják a programozási nyelvet amit szeretnének.</text:p>
      <text:p text:style-name="Standard"/>
      <text:p text:style-name="Standard">XEM</text:p>
      <text:p text:style-name="Standard"/>
      <text:p text:style-name="Standard">A Nem a blokklánc a technológia, és a XEM a kriptovaluta. 8,999,999,999 a teljes XEM készlet. Ez a 9 billió XEM eredetileg 1500 részvényes között volt elosztva. Plusz félreraktak valamennyit a marketing költségekre, fejlesztésekre és működési költségekre.</text:p>
      <text:p text:style-name="Standard"/>
      <text:p text:style-name="Standard"/>
      <text:p text:style-name="Standard">NEM (XEM) vásárlás és tárolás</text:p>
      <text:p text:style-name="Standard">-Vásárlás</text:p>
      <text:p text:style-name="Standard"/>
      <text:p text:style-name="Standard"><text:s/>Három -féle tárca elérhető. Asztali számítógépre a NEM Nano tárca. Ez a tárca minden funkcióval rendelkezik kivéve a hálózati csomópont felállításával. Ha szeretnél NEM node lenni akkor a NEM Node klienst kell letöltened. Mind IOS és Androidra vannak tárcák az App Store-ban. A tárcák felhasználóbarátok és könnyen használhatóak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Záró gondolatok</text:p>
      <text:p text:style-name="Standard"/>
      <text:p text:style-name="Standard">NEM többnyire csendesen meghúzódott a háttérben eddig, azonban a NEM alapítvány bejelentette 40 millió dollárt fognak költeni marketingre 2018-ban. Jó bővíthetőséggel, könnyen használható Intelligens eszközökkel és privát Okos szerződésekkel NEM hamarosan elkezdi behozni lemaradását Ethereum-al szemb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Panton-Regular" svg:font-family="Panton-Regular, Helvetica, Arial, sans-serif"/>
    <style:font-face style:name="ProximaNova" svg:font-family="ProximaNova, 'Helvetica Neue', Helvetica, Arial, sans-serif"/>
    <style:font-face style:name="ProximaNovaRegular" svg:font-family="ProximaNovaRegular, sans-serif"/>
    <style:font-face style:name="verdana" svg:font-family="verdana, arial, helvetica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5T10:24:44.74</meta:creation-date>
    <dc:date>2018-01-20T18:52:35.91</dc:date>
    <meta:editing-duration>PT15H58M38S</meta:editing-duration>
    <meta:editing-cycles>28</meta:editing-cycles>
    <meta:generator>OpenOffice/4.1.4$Win32 OpenOffice.org_project/414m5$Build-9788</meta:generator>
    <meta:document-statistic meta:table-count="0" meta:image-count="0" meta:object-count="0" meta:page-count="3" meta:paragraph-count="29" meta:word-count="730" meta:character-count="5486"/>
  </office:meta>
</office:document-meta>
</file>